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style:font-size-asian="13pt" style:font-style-asian="normal" style:font-size-complex="13pt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3cm"/>
          <style:tab-stop style:position="17.002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>
          <style:tab-stop style:position="5.752cm"/>
        </style:tab-stops>
      </style:paragraph-properties>
      <style:text-properties fo:text-transform="uppercase" style:font-name="Times New Roman" fo:font-style="italic" fo:font-weight="bold" style:font-style-asian="italic" style:font-weight-asian="bold" style:font-size-complex="13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752cm"/>
        </style:tab-stops>
      </style:paragraph-properties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001cm"/>
          <style:tab-stop style:position="5.752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3cm"/>
          <style:tab-stop style:position="7.001cm" style:type="center"/>
          <style:tab-stop style:position="17.002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001cm"/>
          <style:tab-stop style:position="5.752cm"/>
        </style:tab-stops>
      </style:paragraph-properties>
      <style:text-properties style:font-name="Times New Roman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style:font-size-complex="13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style="italic" fo:font-weight="bold" style:font-style-asian="italic" style:font-weight-asian="bold" style:font-size-complex="13pt"/>
    </style:style>
    <style:style style:name="P13" style:family="paragraph" style:parent-style-name="Text_20_body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</style:style>
    <style:style style:name="P14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officeooo:paragraph-rsid="000b025b"/>
    </style:style>
    <style:style style:name="P15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style:font-name="Times New Roman" style:text-underline-style="solid" style:text-underline-width="auto" style:text-underline-color="font-color" style:font-size-complex="13pt"/>
    </style:style>
    <style:style style:name="P16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</style:tab-stops>
      </style:paragraph-properties>
      <style:text-properties style:font-name="Times New Roman" style:font-size-complex="13pt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style:vertical-align="auto" style:writing-mode="lr-tb">
        <style:tab-stops/>
      </style:paragraph-properties>
      <style:text-properties style:font-name="Times New Roman" fo:background-color="transparent" style:font-size-complex="13pt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background-color="transparent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3pt" style:font-size-asian="13pt" style:font-size-complex="13pt"/>
    </style:style>
    <style:style style:name="P20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officeooo:paragraph-rsid="000e0906" fo:background-color="transparent"/>
    </style:style>
    <style:style style:name="P21" style:family="paragraph" style:parent-style-name="List_20_Paragraph" style:list-style-name="L5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style:font-name="Times New Roman" fo:font-size="14pt" officeooo:rsid="000e0906" officeooo:paragraph-rsid="000e0906" fo:background-color="transparent" style:font-size-asian="14pt" style:font-size-complex="14pt"/>
    </style:style>
    <style:style style:name="P22" style:family="paragraph" style:parent-style-name="List_20_Paragraph" style:list-style-name="L2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weight="normal" officeooo:paragraph-rsid="000e0906" fo:background-color="transparent" style:font-weight-asian="normal" style:font-weight-complex="normal"/>
    </style:style>
    <style:style style:name="P23" style:family="paragraph" style:parent-style-name="List_20_Paragraph" style:list-style-name="L3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weight="normal" officeooo:paragraph-rsid="000e0906" fo:background-color="transparent" style:font-weight-asian="normal" style:font-weight-complex="normal"/>
    </style:style>
    <style:style style:name="P24" style:family="paragraph" style:parent-style-name="List_20_Paragraph" style:list-style-name="L4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size="14pt" fo:font-weight="normal" officeooo:paragraph-rsid="000e0906" fo:background-color="transparent" style:font-size-asian="14pt" style:font-weight-asian="normal" style:font-size-complex="14pt" style:font-weight-complex="normal"/>
    </style:style>
    <style:style style:name="P25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baseline" style:writing-mode="lr-tb"/>
      <style:text-properties fo:text-transform="uppercase" style:font-name="Times New Roman" fo:font-weight="bold" style:language-asian="ru" style:country-asian="RU" style:font-weight-asian="bold" style:font-size-complex="13pt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fo:text-transform="uppercase" style:font-name="Times New Roman" fo:font-weight="bold" style:language-asian="ru" style:country-asian="RU" style:font-weight-asian="bold" style:font-size-complex="13pt"/>
    </style:style>
    <style:style style:name="P27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style:vertical-align="baseline" style:writing-mode="lr-tb">
        <style:tab-stops>
          <style:tab-stop style:position="10.001cm"/>
        </style:tab-stops>
      </style:paragraph-properties>
      <style:text-properties fo:text-transform="uppercase" style:font-name="Times New Roman" fo:font-size="16pt" fo:letter-spacing="0.053cm" fo:font-weight="bold" style:font-size-asian="16pt" style:language-asian="ru" style:country-asian="RU" style:font-weight-asian="bold" style:font-size-complex="16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style:font-size-complex="13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vertical-align="baseline" style:writing-mode="lr-tb">
        <style:tab-stops/>
      </style:paragraph-properties>
      <style:text-properties style:font-name="Times New Roman" fo:font-weight="normal" officeooo:paragraph-rsid="000e0906" fo:background-color="transparent" style:font-weight-asian="normal" style:font-weight-complex="normal" fo:hyphenate="false" fo:hyphenation-remain-char-count="2" fo:hyphenation-push-char-count="2"/>
    </style:style>
    <style:style style:name="P30" style:family="paragraph" style:list-style-name="L1">
      <loext:graphic-properties draw:fill="solid" draw:fill-color="#ffff00"/>
      <style:paragraph-properties fo:background-color="#ffff00" style:writing-mode="lr-tb"/>
      <style:text-properties style:use-window-font-color="true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32" style:family="paragraph" style:parent-style-name="Text_20_body">
      <style:paragraph-properties fo:margin-left="7.303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33" style:family="paragraph" style:parent-style-name="Text_20_body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officeooo:paragraph-rsid="000c78b1"/>
    </style:style>
    <style:style style:name="T1" style:family="text">
      <style:text-properties style:font-name="Times New Roman" fo:font-weight="bold" style:font-weight-asian="bold" style:font-size-complex="13pt"/>
    </style:style>
    <style:style style:name="T2" style:family="text">
      <style:text-properties style:font-name="Times New Roman" style:font-size-complex="13pt"/>
    </style:style>
    <style:style style:name="T3" style:family="text"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style:font-name="Times New Roman" fo:font-size="13pt" fo:font-style="normal" fo:font-weight="bold" fo:background-color="#ffff00" loext:char-shading-value="0" style:font-size-asian="13pt" style:font-style-asian="normal" style:font-weight-asian="bold" style:font-size-complex="13pt"/>
    </style:style>
    <style:style style:name="T5" style:family="text">
      <style:text-properties style:font-name="Times New Roman" fo:font-size="13pt" fo:font-style="normal" fo:font-weight="bold" officeooo:rsid="000c78b1" fo:background-color="#ffff00" loext:char-shading-value="0" style:font-size-asian="13pt" style:font-style-asian="normal" style:font-weight-asian="bold" style:font-size-complex="13pt"/>
    </style:style>
    <style:style style:name="T6" style:family="text">
      <style:text-properties style:font-name="Times New Roman" fo:font-size="13pt" fo:font-style="normal" style:text-underline-style="solid" style:text-underline-width="auto" style:text-underline-color="font-color" style:font-size-asian="13pt" style:font-style-asian="normal" style:font-size-complex="13pt"/>
    </style:style>
    <style:style style:name="T7" style:family="text">
      <style:text-properties style:font-name="Times New Roman" fo:font-size="13pt" fo:font-style="normal" style:text-underline-style="solid" style:text-underline-width="auto" style:text-underline-color="font-color" fo:background-color="#ffff00" loext:char-shading-value="0" style:font-size-asian="13pt" style:font-style-asian="normal" style:font-size-complex="13pt"/>
    </style:style>
    <style:style style:name="T8" style:family="text">
      <style:text-properties style:font-name="Times New Roman" fo:font-size="13pt" fo:font-style="normal" style:text-underline-style="solid" style:text-underline-width="auto" style:text-underline-color="font-color" officeooo:rsid="000b025b" fo:background-color="#ffff00" loext:char-shading-value="0" style:font-size-asian="13pt" style:font-style-asian="normal" style:font-size-complex="13pt"/>
    </style:style>
    <style:style style:name="T9" style:family="text">
      <style:text-properties style:font-name="Times New Roman" fo:font-size="13pt" fo:font-style="normal" style:text-underline-style="solid" style:text-underline-width="auto" style:text-underline-color="font-color" officeooo:rsid="000f8887" fo:background-color="#ffff00" loext:char-shading-value="0" style:font-size-asian="13pt" style:font-style-asian="normal" style:font-size-complex="13pt"/>
    </style:style>
    <style:style style:name="T10" style:family="text">
      <style:text-properties style:font-name="Times New Roman" fo:font-size="13pt" fo:font-style="normal" style:text-underline-style="solid" style:text-underline-width="auto" style:text-underline-color="font-color" fo:font-weight="normal" fo:background-color="#ffff00" loext:char-shading-value="0" style:font-size-asian="13pt" style:font-style-asian="normal" style:font-weight-asian="normal" style:font-size-complex="13pt" style:font-weight-complex="normal"/>
    </style:style>
    <style:style style:name="T11" style:family="text">
      <style:text-properties style:font-name="Times New Roman" fo:font-size="13pt" fo:font-weight="bold" style:font-size-asian="13pt" style:font-weight-asian="bold" style:font-size-complex="13pt"/>
    </style:style>
    <style:style style:name="T12" style:family="text">
      <style:text-properties style:font-name="Times New Roman" fo:font-size="13pt" fo:font-weight="bold" officeooo:rsid="000dc746" style:font-size-asian="13pt" style:font-weight-asian="bold" style:font-size-complex="13pt"/>
    </style:style>
    <style:style style:name="T13" style:family="text">
      <style:text-properties style:font-name="Times New Roman" style:text-underline-style="solid" style:text-underline-width="auto" style:text-underline-color="font-color" style:font-size-complex="13pt"/>
    </style:style>
    <style:style style:name="T14" style:family="text">
      <style:text-properties style:font-name="Times New Roman" style:text-underline-style="solid" style:text-underline-width="auto" style:text-underline-color="font-color" officeooo:rsid="000b025b" fo:background-color="#ffff00" loext:char-shading-value="0" style:font-size-complex="13pt"/>
    </style:style>
    <style:style style:name="T15" style:family="text">
      <style:text-properties style:font-name="Times New Roman" style:text-underline-style="solid" style:text-underline-width="auto" style:text-underline-color="font-color" officeooo:rsid="000c78b1" fo:background-color="#ffff00" loext:char-shading-value="0" style:font-size-complex="13pt"/>
    </style:style>
    <style:style style:name="T16" style:family="text">
      <style:text-properties style:font-name="Times New Roman" fo:font-size="14pt" style:font-size-asian="14pt" style:font-size-complex="13pt"/>
    </style:style>
    <style:style style:name="T17" style:family="text">
      <style:text-properties style:font-name="Times New Roman" fo:font-size="14pt" fo:font-style="normal" fo:font-weight="bold" style:font-size-asian="14pt" style:font-style-asian="normal" style:font-weight-asian="bold" style:font-size-complex="13pt"/>
    </style:style>
    <style:style style:name="T18" style:family="text">
      <style:text-properties style:font-name="Times New Roman" fo:font-size="14pt" fo:font-style="normal" fo:font-weight="bold" style:font-size-asian="14pt" style:font-style-asian="normal" style:font-weight-asian="bold" style:font-size-complex="13pt" style:font-style-complex="normal"/>
    </style:style>
    <style:style style:name="T19" style:family="text">
      <style:text-properties style:font-name="Times New Roman" fo:font-size="14pt" fo:font-style="normal" style:font-size-asian="14pt" style:font-style-asian="normal" style:font-size-complex="13pt" style:font-style-complex="normal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style:font-name="Times New Roman" fo:font-size="12pt" fo:font-style="normal" style:text-underline-style="solid" style:text-underline-width="auto" style:text-underline-color="font-color" officeooo:rsid="000f8887" fo:background-color="#ffff00" loext:char-shading-value="0" style:font-size-asian="12pt" style:font-style-asian="normal" style:font-size-complex="12pt"/>
    </style:style>
    <style:style style:name="T22" style:family="text">
      <style:text-properties style:font-name="Times New Roman" fo:font-size="12.5pt" fo:font-style="normal" style:text-underline-style="solid" style:text-underline-width="auto" style:text-underline-color="font-color" officeooo:rsid="000f8887" fo:background-color="#ffff00" loext:char-shading-value="0" style:font-size-asian="12.5pt" style:font-style-asian="normal" style:font-size-complex="12.5pt"/>
    </style:style>
    <style:style style:name="T23" style:family="text">
      <style:text-properties fo:font-size="13pt" fo:font-weight="bold" style:font-size-asian="13pt" style:font-weight-asian="bold"/>
    </style:style>
    <style:style style:name="T24" style:family="text">
      <style:text-properties fo:font-size="13pt" fo:font-weight="bold" style:font-size-asian="13pt" style:font-weight-asian="bold" style:font-size-complex="13pt"/>
    </style:style>
    <style:style style:name="T25" style:family="text">
      <style:text-properties fo:font-size="13pt" fo:font-weight="bold" officeooo:rsid="000dc746" style:font-size-asian="13pt" style:font-weight-asian="bold" style:font-size-complex="13pt"/>
    </style:style>
    <style:style style:name="T26" style:family="text">
      <style:text-properties fo:font-size="13pt" fo:font-weight="bold" officeooo:rsid="000dc746" style:font-size-asian="13pt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3pt"/>
    </style:style>
    <style:style style:name="T30" style:family="text">
      <style:text-properties fo:font-size="14pt" fo:font-style="normal" style:font-size-asian="14pt" style:font-style-asian="normal"/>
    </style:style>
    <style:style style:name="T31" style:family="text">
      <style:text-properties fo:font-size="14pt" fo:font-style="normal" style:font-size-asian="14pt" style:font-style-asian="normal" style:font-style-complex="normal"/>
    </style:style>
    <style:style style:name="T32" style:family="text">
      <style:text-properties fo:font-size="14pt" fo:font-style="normal" fo:font-weight="bold" style:font-size-asian="14pt" style:font-style-asian="normal" style:font-weight-asian="bold"/>
    </style:style>
    <style:style style:name="T33" style:family="text">
      <style:text-properties fo:font-variant="normal" fo:text-transform="none" style:text-line-through-style="none" style:text-line-through-type="none" fo:font-size="14pt" fo:letter-spacing="normal" fo:font-style="normal" style:text-underline-style="none" style:text-blinking="true" style:font-size-asian="14pt" style:font-style-asian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10d5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едеральное государственное автономное образовательное учреждение высшего образования</text:p>
      <text:p text:style-name="P26">Санкт-Петербургский национальный исследовательский университет информационных технологий, механики и оптики</text:p>
      <text:p text:style-name="P6"/>
      <text:p text:style-name="P7"><text:span text:style-name="T1">Факультет</text:span><text:span text:style-name="T2"><text:tab/>Информационных технологий и программирования</text:span></text:p>
      <text:p text:style-name="P10"/>
      <text:p text:style-name="P7"><text:span text:style-name="T1">Кафедра</text:span><text:span text:style-name="T2"><text:tab/>Компьютерных технологий</text:span></text:p>
      <text:p text:style-name="P10"/>
      <text:p text:style-name="P8"><text:span text:style-name="T1">Направление подготовки</text:span><text:span text:style-name="T2"><text:tab/>01.04.02 Прикладная математика и информатика </text:span></text:p>
      <text:p text:style-name="P2"/>
      <text:p text:style-name="P2"/>
      <text:p text:style-name="P2"/>
      <text:p text:style-name="P27">ОТЧЕТ</text:p>
      <text:p text:style-name="P3"/>
      <text:p text:style-name="P3">по п<text:span text:style-name="T35">реддипломной</text:span> практике</text:p>
      <text:p text:style-name="P11"/>
      <text:p text:style-name="P5"><text:span text:style-name="T3">Тема задания:<text:tab/></text:span><text:span text:style-name="T22">Проектирование и разработка высокопроизводительной системы отчетов</text:span><text:span text:style-name="T6"><text:tab/></text:span></text:p>
      <text:p text:style-name="P11"/>
      <text:p text:style-name="P9"><text:span text:style-name="T1">Студент <text:tab/></text:span><text:span text:style-name="T15">Хованский Виктор Сергеевич</text:span><text:span text:style-name="T13"><text:tab/></text:span><text:span text:style-name="T2">, </text:span><text:span text:style-name="T1">группа № </text:span><text:span text:style-name="T13">M4</text:span><text:span text:style-name="T15">2</text:span><text:span text:style-name="T13">3</text:span><text:span text:style-name="T15">6c</text:span></text:p>
      <text:p text:style-name="P11"/>
      <text:p text:style-name="P14"><text:span text:style-name="T1">Руководитель практики от организации:</text:span><text:span text:style-name="T2"> <text:tab/></text:span><text:span text:style-name="T14">Кочелаев</text:span><text:span text:style-name="T8"> </text:span><text:span text:style-name="T14">Д.</text:span><text:span text:style-name="T8"> </text:span><text:span text:style-name="T14">Ю.,<text:tab/><text:tab/>директор департамента разработки ООО «Солантек»</text:span><text:span text:style-name="T13"><text:tab/></text:span></text:p>
      <text:p text:style-name="P15"/>
      <text:p text:style-name="P33"><text:span text:style-name="T3">Руководитель практики от университета:<text:tab/></text:span><text:span text:style-name="T10">Корнеев Г. А., зам. зав. каф. КТ по УР</text:span><text:span text:style-name="T6"><text:tab/></text:span><text:span text:style-name="T3"> </text:span></text:p>
      <text:p text:style-name="P16"/>
      <text:p text:style-name="P13"><text:span text:style-name="T3">Ответственный за практику от университета: <text:tab/></text:span><text:span text:style-name="T6">Корнеев Г. А., зам. зав. каф. КТ по УР<text:tab/></text:span></text:p>
      <text:p text:style-name="P11"/>
      <text:p text:style-name="P12"/>
      <text:p text:style-name="P12"/>
      <text:p text:style-name="P32">Практика пройдена с оценкой ______________</text:p>
      <text:p text:style-name="P11"/>
      <text:p text:style-name="P11"/>
      <text:p text:style-name="P32">Дата ____________________</text:p>
      <text:p text:style-name="P11"/>
      <text:p text:style-name="P11"/>
      <text:p text:style-name="P11"/>
      <text:p text:style-name="P3">Санкт-Петербург</text:p>
      <text:p text:style-name="P4"><text:span text:style-name="T3">20</text:span><text:span text:style-name="T4">1</text:span><text:span text:style-name="T5">8</text:span><text:span text:style-name="T3"> </text:span></text:p>
      <text:p text:style-name="P17"><text:span text:style-name="T26">1. </text:span><text:span text:style-name="T23">Цели и задачи практики</text:span></text:p>
      <text:list xml:id="list6583776577494370371" text:style-name="L5">
        <text:list-item>
          <text:p text:style-name="P21">Приобретение навыков и знаний при решении практической задачи по реализации новой функциональности выполнения процессов; </text:p>
        </text:list-item>
        <text:list-item>
          <text:p text:style-name="P21">Получение практических навыков создания компонентов Spring приложения и модульных тестов; </text:p>
        </text:list-item>
        <text:list-item>
          <text:p text:style-name="P21">Овладение методами модульного и интеграционного тестирования;</text:p>
        </text:list-item>
      </text:list>
      <text:p text:style-name="P18"><text:span text:style-name="T25">2. </text:span><text:span text:style-name="T24">Сведения об организации</text:span></text:p>
      <text:p text:style-name="P29"><text:span text:style-name="T29">ООО «Солантек»</text:span></text:p>
      <text:p text:style-name="P29"><text:span text:style-name="T29"/></text:p>
      <text:p text:style-name="P18"><text:span text:style-name="T25">3. </text:span><text:span text:style-name="T24">Занимаемая должность</text:span></text:p>
      <text:p text:style-name="P29"><text:span text:style-name="T29">Инженер-программист</text:span></text:p>
      <text:p text:style-name="P18"><text:span text:style-name="T24"/></text:p>
      <text:p text:style-name="P20"><text:span text:style-name="T12">4. </text:span><text:span text:style-name="T11">Использованные технологии</text:span></text:p>
      <text:list xml:id="list3973650856421077590" text:style-name="L2">
        <text:list-item>
          <text:p text:style-name="P22"><text:span text:style-name="T28">языки программирования: Java, Groovy; </text:span></text:p>
        </text:list-item>
        <text:list-item>
          <text:p text:style-name="P22"><text:span text:style-name="T28">фреймворки: Spring, JUnit4, Mockito;</text:span></text:p>
        </text:list-item>
        <text:list-item>
          <text:p text:style-name="P22"><text:span text:style-name="T28">JPA: Hibernate, </text:span><text:span text:style-name="T33">MyBatis</text:span></text:p>
        </text:list-item>
        <text:list-item>
          <text:p text:style-name="P22"><text:span text:style-name="T28">библиотеки: Apache Commons, Guava, Slf4j, Angular, RxJava 2.0;</text:span></text:p>
        </text:list-item>
        <text:list-item>
          <text:p text:style-name="P22"><text:span text:style-name="T28">генератор мета-кода: Lombok</text:span></text:p>
        </text:list-item>
        <text:list-item>
          <text:p text:style-name="P22"><text:span text:style-name="T28">системы сборки: Maven, Gradle; </text:span></text:p>
        </text:list-item>
        <text:list-item>
          <text:p text:style-name="P22"><text:span text:style-name="T28">сервер приложений: Apache Tomcat; </text:span></text:p>
        </text:list-item>
        <text:list-item>
          <text:p text:style-name="P22"><text:span text:style-name="T28">профилировщик: VisualVM; </text:span></text:p>
        </text:list-item>
        <text:list-item>
          <text:p text:style-name="P22"><text:span text:style-name="T28">СУБД: SQL Server, PostgreSQL; </text:span></text:p>
        </text:list-item>
        <text:list-item>
          <text:p text:style-name="P22"><text:span text:style-name="T28">система контроля версий: Git;</text:span></text:p>
        </text:list-item>
        <text:list-item>
          <text:p text:style-name="P22"><text:span text:style-name="T28">система CI: TeamCity</text:span></text:p>
        </text:list-item>
        <text:list-item>
          <text:p text:style-name="P22"><text:span text:style-name="T28">менеджер задач: YouTrack</text:span></text:p>
        </text:list-item>
        <text:list-item>
          <text:p text:style-name="P22"><text:span text:style-name="T16">менеджер СУБД: Liquibase</text:span></text:p>
        </text:list-item>
      </text:list>
      <text:p text:style-name="P18"><text:span text:style-name="T24"/></text:p>
      <text:p text:style-name="P20"><text:soft-page-break/><text:span text:style-name="T12">5. </text:span><text:span text:style-name="T11">Цели проекта</text:span></text:p>
      <text:list xml:id="list5907507745331083214" text:style-name="L3">
        <text:list-item>
          <text:p text:style-name="P23"><text:span text:style-name="T28">Расширение функциональности, адаптация существующей кодовой базы для нового сервиса выполнения сценариев и планов, конфигурация сервиса; </text:span></text:p>
        </text:list-item>
        <text:list-item>
          <text:p text:style-name="P23"><text:span text:style-name="T28">Интеграция сервиса с имеющейся базой данных; </text:span></text:p>
        </text:list-item>
        <text:list-item>
          <text:p text:style-name="P23"><text:span text:style-name="T16">Обеспечение высокой производительности при работе новой функциональности в рамках Spring-архитектуры;</text:span></text:p>
        </text:list-item>
      </text:list>
      <text:p text:style-name="P18"><text:span text:style-name="T24"/></text:p>
      <text:p text:style-name="P20"><text:span text:style-name="T12">6. </text:span><text:span text:style-name="T11">Описание выполненного проекта</text:span></text:p>
      <text:list xml:id="list3623861421940562574" text:style-name="L4">
        <text:list-item>
          <text:p text:style-name="P24"><text:span text:style-name="T34">Изучена система сборки Maven версии 3.5.0, подготовлено окружение и подключены необходимые плагины;</text:span></text:p>
        </text:list-item>
        <text:list-item>
          <text:p text:style-name="P24"><text:span text:style-name="T34">Новый модуль приложения собирается системой сборки Maven с запуском соответствующих тестов;</text:span></text:p>
        </text:list-item>
        <text:list-item>
          <text:p text:style-name="P24"><text:span text:style-name="T34">Организована работа новой функциональности с имеющейся базой данных с использованием библиотеки Hibernate;</text:span></text:p>
        </text:list-item>
        <text:list-item>
          <text:p text:style-name="P24"><text:span text:style-name="T34">Для базы данных была доработана конфигурация аннотаций для драйвера базы данных;</text:span></text:p>
        </text:list-item>
        <text:list-item>
          <text:p text:style-name="P24"><text:span text:style-name="T34">Дописан плагин для генерации кода через Lombok с учетом корпоративного стандарта;</text:span></text:p>
        </text:list-item>
        <text:list-item>
          <text:p text:style-name="P24"><text:span text:style-name="T34">Были изучены возможности Hibernate по генерации схем таблиц для баз данных;</text:span></text:p>
        </text:list-item>
        <text:list-item>
          <text:p text:style-name="P24"><text:span text:style-name="T34">Проведен рефакторинг имеющейся кодовой базы с целью обеспечения интеграции с новой функциональностью и внесения дальнейших изменений;</text:span></text:p>
        </text:list-item>
        <text:list-item>
          <text:p text:style-name="P24"><text:span text:style-name="T34">Произведено профилирование новой функциональности вместе с имеющейся кодовой базой, выявлены проблемы производительности, применены оптимизации;</text:span></text:p>
        </text:list-item>
        <text:list-item>
          <text:p text:style-name="P24"><text:soft-page-break/><text:span text:style-name="T34">Была дополнена и улучшена текущая версия генерации таблиц;</text:span></text:p>
        </text:list-item>
        <text:list-item>
          <text:p text:style-name="P24"><text:span text:style-name="T34">Написаны DAO для новых сущностей;</text:span></text:p>
        </text:list-item>
        <text:list-item>
          <text:p text:style-name="P24"><text:span text:style-name="T34">Написаны вспомогательные сервисы для сущностей;</text:span></text:p>
        </text:list-item>
        <text:list-item>
          <text:p text:style-name="P24"><text:span text:style-name="T34">Начата подготовка к интеграции Spring 5 в проект с использованием языка стандарта Java 9</text:span></text:p>
        </text:list-item>
        <text:list-item>
          <text:p text:style-name="P24"><text:span text:style-name="T34">Настроен генератор сущностей для Oracle, используемых в сервисе вычисления шагов;</text:span></text:p>
        </text:list-item>
        <text:list-item>
          <text:p text:style-name="P24"><text:span text:style-name="T34">Организована работа новой функциональности с имеющейся базой данных с использованием библиотеки MyBatis;</text:span></text:p>
        </text:list-item>
        <text:list-item>
          <text:p text:style-name="P24"><text:span text:style-name="T34">Внесены изменения в схемы баз данных Oracle и PostgreSQL, используемых в проекте;</text:span></text:p>
        </text:list-item>
        <text:list-item>
          <text:p text:style-name="P24"><text:span text:style-name="T34">Произведен рефакторинг архитектуры схемы СУБД для загрузки данных на middle слой;</text:span></text:p>
        </text:list-item>
        <text:list-item>
          <text:p text:style-name="P24"><text:span text:style-name="T34">Произведена миграция с библиотеки RxJava на более новую версию;</text:span></text:p>
        </text:list-item>
        <text:list-item>
          <text:p text:style-name="P24"><text:span text:style-name="T20">Проведена интеграция нового модуля в проект. Написаны модульные и интеграционные тесты с использованием JUnit4;</text:span></text:p>
        </text:list-item>
        <text:list-item>
          <text:p text:style-name="P24"><text:span text:style-name="T34">Исправлен ряд ошибок по многопоточности и конкурентному доступу к данным приложения;</text:span></text:p>
        </text:list-item>
        <text:list-item>
          <text:p text:style-name="P24"><text:span text:style-name="T34">Была тщательно изучена вики-документация проекта, с помощью Maven был настроен в виде отдельного плагина JavaDoc-генератор;</text:span></text:p>
        </text:list-item>
        <text:list-item>
          <text:p text:style-name="P24"><text:span text:style-name="T34">Была реализована новая функциональность в виде сервиса для адаптера вычисления процессов в качестве компонента Spring-приложения;</text:span></text:p>
        </text:list-item>
        <text:list-item>
          <text:p text:style-name="P24"><text:span text:style-name="T34">Был написан ряд новых персистентных структур данных, оформленных в виде отдельного пакета. Для всех структур были написаны тесты;</text:span></text:p>
        </text:list-item>
        <text:list-item>
          <text:p text:style-name="P24"><text:span text:style-name="T34">Был написан модуль для конвертации сущностей из формата JSON в сущности JPA с учетом camelCase;</text:span></text:p>
        </text:list-item>
        <text:list-item>
          <text:p text:style-name="P24"><text:span text:style-name="T34">Выявлены и проработаны тест-кейсы для middle слоя;</text:span></text:p>
        </text:list-item>
        <text:list-item>
          <text:p text:style-name="P24"><text:soft-page-break/><text:span text:style-name="T34">Реализована кубическая архитектура для хранения данных в DWH;</text:span></text:p>
        </text:list-item>
        <text:list-item>
          <text:p text:style-name="P24"><text:span text:style-name="T34">Для обработки запросов была реализована динамическая многопоточная очередь сообщений;</text:span></text:p>
        </text:list-item>
        <text:list-item>
          <text:p text:style-name="P24"><text:span text:style-name="T34">Улучшен и дописан генератор страниц для событий записи в журналы логов;</text:span></text:p>
        </text:list-item>
        <text:list-item>
          <text:p text:style-name="P24"><text:span text:style-name="T34">Разработан механизм универсального импорта и экспорта данных с middle <text:s/>и output слоев;</text:span></text:p>
        </text:list-item>
        <text:list-item>
          <text:p text:style-name="P24"><text:span text:style-name="T34">Был написан обработчик OLTP-запросов;</text:span></text:p>
        </text:list-item>
        <text:list-item>
          <text:p text:style-name="P24"><text:span text:style-name="T34">Проведена оптимизация работы очереди сообщений;</text:span></text:p>
        </text:list-item>
        <text:list-item>
          <text:p text:style-name="P24"><text:span text:style-name="T34">Реализована обработка middle и output слоев данных;</text:span></text:p>
        </text:list-item>
        <text:list-item>
          <text:p text:style-name="P24"><text:span text:style-name="T20">Был написан парсер и алгоритм для подстановки переменных в выражения;</text:span></text:p>
        </text:list-item>
        <text:list-item>
          <text:p text:style-name="P24"><text:span text:style-name="T20">Реализована система нотификаций статуса задач в YouTrack с их последующим мониторингом;</text:span></text:p>
        </text:list-item>
      </text:list>
      <text:p text:style-name="P19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3pt" fo:language="ru" fo:country="RU" style:font-name-asian="Courier New" style:font-family-asian="'Courier New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cm" fo:margin-right="0cm" fo:text-align="center" style:justify-single-word="false" fo:orphans="2" fo:widows="2" fo:text-indent="1.251cm" style:auto-text-indent="false" fo:background-color="#ffffff" fo:keep-with-next="always" style:vertical-align="auto">
        <style:tab-stops>
          <style:tab-stop style:position="1.27c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ourier New" style:font-family-asian="'Courier New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1.251c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orphans="2" fo:widows="2" fo:text-indent="1.251c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cm" fo:margin-right="-1.004cm" fo:text-align="justify" style:justify-single-word="false" fo:orphans="2" fo:widows="2" fo:text-indent="1.251c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text-align="justify" style:justify-single-word="false" fo:orphans="0" fo:widows="0" fo:text-indent="1.251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1.251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.423cm" fo:margin-bottom="0cm" loext:contextual-spacing="false" fo:line-height="150%" fo:text-align="justify" style:justify-single-word="false" fo:orphans="2" fo:widows="2" fo:text-indent="1.251cm" style:auto-text-indent="false" style:vertical-align="baseline">
        <style:tab-stops>
          <style:tab-stop style:position="17.073cm" style:type="right" style:leader-style="dotted" style:leader-text=".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cm" fo:margin-right="0cm" fo:text-align="justify" style:justify-single-word="false" fo:orphans="0" fo:widows="0" fo:text-indent="1.251c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cm" fo:margin-right="0cm" fo:text-align="center" style:justify-single-word="false" fo:orphans="0" fo:widows="0" fo:text-indent="1.251c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0" fo:widows="0" fo:text-indent="1.251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.212cm" loext:contextual-spacing="false" fo:line-height="200%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fo:font-weight="bold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32cm" fo:margin-bottom="0.397cm" loext:contextual-spacing="false" fo:text-align="justify" style:justify-single-word="false" fo:orphans="2" fo:widows="2" fo:text-indent="1.251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1.251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1.251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ru" fo:country="RU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Body_20_Text_20_2_20_Char" style:display-name="Body Text 2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Comment_20_Text_20_Char" style:display-name="Comment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language="ru" fo:country="RU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3pt" fo:font-weight="bold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43:00</meta:creation-date>
    <dc:date>2018-04-24T01:11:53.347097702</dc:date>
    <meta:print-date>2010-04-06T15:00:00</meta:print-date>
    <meta:editing-cycles>9</meta:editing-cycles>
    <meta:editing-duration>PT19M35S</meta:editing-duration>
    <meta:generator>LibreOffice/5.1.6.2$Linux_X86_64 LibreOffice_project/10m0$Build-2</meta:generator>
    <meta:document-statistic meta:table-count="0" meta:image-count="0" meta:object-count="0" meta:page-count="5" meta:paragraph-count="76" meta:word-count="642" meta:character-count="4814" meta:non-whitespace-character-count="4279"/>
    <meta:user-defined meta:name="Operator">Корнеев Георгий Александрович</meta:user-defined>
  </office:meta>
</office:document-meta>
</file>